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zon Ember" svg:font-family="'Amazon Ember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enlo, Consolas, 'Courier Prime', Courier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Calibri" officeooo:rsid="00051912" officeooo:paragraph-rsid="00051912"/>
    </style:style>
    <style:style style:name="P2" style:family="paragraph" style:parent-style-name="Standard" style:list-style-name="L2">
      <style:paragraph-properties fo:line-height="115%"/>
      <style:text-properties style:font-name="Calibri" officeooo:rsid="00051912" officeooo:paragraph-rsid="00051912"/>
    </style:style>
    <style:style style:name="P3" style:family="paragraph" style:parent-style-name="Standard">
      <style:paragraph-properties fo:line-height="115%" fo:text-align="center" style:justify-single-word="false"/>
      <style:text-properties style:font-name="Calibri" officeooo:rsid="00051912" officeooo:paragraph-rsid="00051912"/>
    </style:style>
    <style:style style:name="P4" style:family="paragraph" style:parent-style-name="Text_20_body" style:list-style-name="L2">
      <style:paragraph-properties fo:line-height="115%"/>
      <style:text-properties fo:font-variant="normal" fo:text-transform="none" fo:color="#16191f" loext:opacity="100%" style:font-name="Calibri" fo:font-size="12pt" fo:letter-spacing="normal" fo:font-style="normal" fo:font-weight="normal" officeooo:rsid="00051912" officeooo:paragraph-rsid="00051912"/>
    </style:style>
    <style:style style:name="P5" style:family="paragraph" style:parent-style-name="Text_20_body" style:list-style-name="L5">
      <style:paragraph-properties fo:margin-top="0cm" fo:margin-bottom="0cm" style:contextual-spacing="false" fo:line-height="115%"/>
      <style:text-properties officeooo:rsid="00051912" officeooo:paragraph-rsid="00051912"/>
    </style:style>
    <style:style style:name="P6" style:family="paragraph" style:parent-style-name="Text_20_body" style:list-style-name="L2">
      <style:paragraph-properties fo:line-height="115%"/>
      <style:text-properties style:font-name="Calibri" officeooo:rsid="00051912" officeooo:paragraph-rsid="00051912"/>
    </style:style>
    <style:style style:name="P7" style:family="paragraph" style:parent-style-name="Text_20_body" style:list-style-name="L2">
      <style:paragraph-properties fo:margin-top="0cm" fo:margin-bottom="0cm" style:contextual-spacing="false" fo:line-height="115%"/>
      <style:text-properties style:font-name="Calibri" officeooo:rsid="00051912" officeooo:paragraph-rsid="00051912"/>
    </style:style>
    <style:style style:name="P8" style:family="paragraph" style:parent-style-name="Text_20_body">
      <style:paragraph-properties fo:line-height="115%"/>
      <style:text-properties style:font-name="Calibri" officeooo:rsid="00051912" officeooo:paragraph-rsid="00051912"/>
    </style:style>
    <style:style style:name="P9" style:family="paragraph" style:parent-style-name="Text_20_body" style:list-style-name="L5">
      <style:paragraph-properties fo:margin-top="0cm" fo:margin-bottom="0cm" style:contextual-spacing="false" fo:line-height="115%"/>
      <style:text-properties officeooo:paragraph-rsid="0005191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6191f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16191f" loext:opacity="100%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6191f" loext:opacity="100%" style:font-name="Calibri" fo:font-size="12pt" fo:letter-spacing="normal" fo:font-style="normal" fo:font-weight="normal"/>
    </style:style>
    <style:style style:name="T5" style:family="text">
      <style:text-properties fo:font-variant="normal" fo:text-transform="none" fo:color="#16191f" loext:opacity="100%" style:font-name="Calibri" fo:font-size="12pt" fo:letter-spacing="normal" fo:font-style="normal" fo:font-weight="normal" officeooo:rsid="00051912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Jenkins Security Improvements</text:span> </text:p>
      <text:p text:style-name="P1"/>
      <text:list xml:id="list684819061" text:style-name="L2">
        <text:list-item>
          <text:p text:style-name="P2">Configured AWS Secret Manager for Code Commit Integration into the Jenkins.</text:p>
        </text:list-item>
        <text:list-item>
          <text:p text:style-name="P2">Secured all plain text and key value secrets from AWS Secret Manager.</text:p>
        </text:list-item>
        <text:list-item>
          <text:p text:style-name="P2">Removed the unwanted and vulnerable Plugins.</text:p>
        </text:list-item>
        <text:list-item>
          <text:p text:style-name="P7"><text:span text:style-name="T2">Configured the well defined port instead of default port.</text:span></text:p>
        </text:list-item>
        <text:list-item>
          <text:p text:style-name="P6">All users are protected by the Strong Password policy as follows </text:p>
          <text:list>
            <text:list-item>
              <text:p text:style-name="P4"><text:span text:style-name="T1">Password minimum length</text:span> <text:s/>Minimum password length of 8 characters and a maximum length of 128 characters.</text:p>
            </text:list-item>
            <text:list-item>
              <text:p text:style-name="P6"><text:span text:style-name="T3">Password strength</text:span><text:span text:style-name="T2"> <text:s/>Minimum of three of the following mix of character types: uppercase, lowercase, numbers, and non-alphanumeric character.</text:span></text:p>
            </text:list-item>
          </text:list>
        </text:list-item>
      </text:list>
      <text:p text:style-name="P8"><text:span text:style-name="T2">Suggestions :</text:span></text:p>
      <text:list text:style-name="L5">
        <text:list-item>
          <text:p text:style-name="P9"><text:span text:style-name="T5">Adding all users to Active Directory for better security for login and integrate the MFA.</text:span></text:p>
        </text:list-item>
        <text:list-item>
          <text:p text:style-name="P5"><text:span text:style-name="T4">Mail Alert when there is a new job is created or if the jobs taking too lo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zon Ember" svg:font-family="'Amazon Ember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Menlo, Consolas, 'Courier Prime', Courier, 'Courier New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1:15:53.971000000</meta:creation-date>
    <dc:date>2023-05-17T13:06:05.817000000</dc:date>
    <meta:editing-duration>PT1H50M12S</meta:editing-duration>
    <meta:editing-cycles>1</meta:editing-cycles>
    <meta:document-statistic meta:table-count="0" meta:image-count="0" meta:object-count="0" meta:page-count="1" meta:paragraph-count="11" meta:word-count="129" meta:character-count="771" meta:non-whitespace-character-count="658"/>
    <meta:generator>LibreOffice/7.4.3.2$Windows_X86_64 LibreOffice_project/1048a8393ae2eeec98dff31b5c133c5f1d08b890</meta:generator>
  </office:meta>
</office:document-meta>
</file>